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2b4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Составьте список пользователей users, которые осуществили хотя бы один заказ orders в интернет магазине.</text:p>
      <text:p text:style-name="Standard"/>
      <text:p text:style-name="Standard">SELECT name FROM users WHERE id IN (SELECT user_id FROM orders);</text:p>
      <text:p text:style-name="Standard"/>
      <text:p text:style-name="Standard">2. Выведите список товаров products и разделов catalogs, который соответствует товару.</text:p>
      <text:p text:style-name="Standard"/>
      <text:p text:style-name="Standard">SELECT p.name, c.name FROM products AS p, catalogs AS c WHERE p.name = 'est' AND c.id = p.catalog_id;</text:p>
      <text:p text:style-name="Standard"/>
      <text:p text:style-name="Standard">3. (по желанию) Пусть имеется таблица рейсов flights (id, from, to) и таблица городов cities (label, name). Поля from, to и label содержат английские названия городов, поле name — русское. Выведите список рейсов flights с русскими названиями городов.</text:p>
      <text:p text:style-name="Standard"/>
      <text:p text:style-name="Standard"><text:span text:style-name="T1">SELECT</text:span> id, (<text:span text:style-name="T1">SELECT</text:span> name <text:span text:style-name="T1">FROM</text:span> cities <text:span text:style-name="T1">WHERE</text:span> label = flights.`from`) as `from`,</text:p>
      <text:p text:style-name="Standard">(<text:span text:style-name="T1">SELECT</text:span> name <text:span text:style-name="T1">FROM </text:span>cities <text:span text:style-name="T1">WHERE</text:span> label = flights.`to`) as `to` <text:span text:style-name="T1">FROM</text:span><text:tab/>flights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7:29:28.543068191</meta:creation-date>
    <dc:date>2021-10-04T17:41:40.837770983</dc:date>
    <meta:editing-duration>PT7M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7" meta:word-count="116" meta:character-count="758" meta:non-whitespace-character-count="648"/>
  </office:meta>
</office:document-meta>
</file>